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 al[4];</text:p>
      <text:p text:style-name="Standard"><text:s text:c="4"/>char alph[]={'a','b','c','d','e','f','g','h','i','j','k','l','m','n','o','p','q','r','s','t','u','v','w','x','y','z','0','1','2','3','4','5','6','7','8','9'};</text:p>
      <text:p text:style-name="Standard"><text:s text:c="4"/>int i=0, j=0, k=0, l=0;</text:p>
      <text:p text:style-name="Standard"><text:s text:c="4"/>while(i&lt;36){</text:p>
      <text:p text:style-name="Standard"><text:s text:c="4"/><text:tab/>al[0]=alph[i];</text:p>
      <text:p text:style-name="Standard"><text:s text:c="4"/><text:tab/>while(j&lt;36){</text:p>
      <text:p text:style-name="Standard"><text:s text:c="4"/><text:tab/><text:tab/>al[1]=alph[j];</text:p>
      <text:p text:style-name="Standard"><text:s text:c="4"/><text:tab/><text:tab/>while(k&lt;36){</text:p>
      <text:p text:style-name="Standard"><text:s text:c="4"/><text:tab/><text:tab/><text:tab/>al[2]=alph[k];</text:p>
      <text:p text:style-name="Standard"><text:s text:c="4"/><text:tab/><text:tab/><text:tab/>while(l&lt;36){</text:p>
      <text:p text:style-name="Standard"><text:s text:c="4"/><text:tab/><text:tab/><text:tab/><text:tab/> al[3]=alph[l];</text:p>
      <text:p text:style-name="Standard"/>
      <text:p text:style-name="Standard"><text:s text:c="4"/><text:tab/><text:tab/><text:tab/><text:tab/>int m= sizeof(al) / sizeof(char); </text:p>
      <text:p text:style-name="Standard"><text:s text:c="4"/><text:tab/><text:tab/><text:tab/><text:tab/>string str= convertToString(al, m); </text:p>
      <text:p text:style-name="Standard"><text:s text:c="4"/><text:tab/><text:tab/><text:tab/><text:tab/>if(md5(str)=="45950e8a33255cc2db70cb5f67a62d3a"){</text:p>
      <text:p text:style-name="Standard"><text:s text:c="4"/><text:tab/><text:tab/><text:tab/><text:tab/><text:tab/>cout &lt;&lt;str;</text:p>
      <text:p text:style-name="Standard"><text:s text:c="4"/><text:tab/><text:tab/><text:tab/><text:tab/><text:tab/></text:p>
      <text:p text:style-name="Standard"><text:s text:c="4"/><text:tab/><text:tab/><text:tab/><text:tab/>}</text:p>
      <text:p text:style-name="Standard"><text:s text:c="4"/><text:tab/><text:tab/><text:tab/><text:tab/>l++;</text:p>
      <text:p text:style-name="Standard"><text:s text:c="4"/><text:tab/><text:tab/><text:tab/>}</text:p>
      <text:p text:style-name="Standard"><text:s text:c="4"/><text:tab/><text:tab/><text:tab/>k++;</text:p>
      <text:p text:style-name="Standard"><text:s text:c="4"/><text:tab/><text:tab/>}</text:p>
      <text:p text:style-name="Standard"><text:s text:c="4"/><text:tab/><text:tab/>j++;</text:p>
      <text:p text:style-name="Standard"><text:s text:c="4"/><text:tab/>}</text:p>
      <text:p text:style-name="Standard"><text:s text:c="4"/><text:tab/>i++;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8:29:35.224983023</meta:creation-date>
    <dc:date>2019-09-25T18:30:17.523367476</dc:date>
    <meta:editing-duration>PT4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5" meta:word-count="38" meta:character-count="602" meta:non-whitespace-character-count="431"/>
  </office:meta>
</office:document-meta>
</file>